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5" style:parent-style-name="Graphics">
      <style:graphic-properties draw:fill="none" draw:stroke="none"/>
    </style:style>
    <style:style style:family="graphic" style:name="a666" style:parent-style-name="Graphics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 style:parent-style-name="Graphics">
      <style:graphic-properties draw:fill="none" draw:stroke="non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7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676" style:parent-style-name="Graphics">
      <style:graphic-properties draw:fill="none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 style:parent-style-name="Graphics">
      <style:graphic-properties draw:fill="none" fo:clip="rect(0in, 0in, 0in, 0in)" draw:stroke="none" draw:luminance="0%" draw:contrast="0%" draw:image-opacity="100%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 style:parent-style-name="Graphics">
      <style:graphic-properties draw:fill="none" draw:stroke="non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6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43" style:parent-style-name="Graphics">
      <style:graphic-properties draw:fill="none" fo:clip="rect(0in, 0in, 0in, 0in)" draw:stroke="none" draw:luminance="0%" draw:contrast="0%" draw:image-opacity="100%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1" style:parent-style-name="Graphics">
      <style:graphic-properties draw:fill="none" fo:clip="rect(0in, 0in, 0in, 0in)" draw:stroke="none" draw:luminance="0%" draw:contrast="0%" draw:image-opacity="100%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0" style:parent-style-name="Graphics">
      <style:graphic-properties draw:fill="none" draw:stroke="non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750" style:parent-style-name="Graphics">
      <style:graphic-properties draw:fill="none" draw:stroke="none"/>
    </style:style>
    <style:style style:family="graphic" style:name="a751" style:parent-style-name="Graphics">
      <style:graphic-properties draw:fill="none" draw:stroke="none"/>
    </style:style>
    <style:style style:family="drawing-page" style:name="a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 style:parent-style-name="Graphics">
      <style:graphic-properties draw:fill="none" draw:stroke="none"/>
    </style:style>
    <style:style style:family="graphic" style:name="a754" style:parent-style-name="Graphics">
      <style:graphic-properties draw:fill="none" draw:stroke="non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649" style:parent-style-name="Graphics">
      <style:graphic-properties draw:fill="none" draw:stroke="non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768" style:parent-style-name="Graphics">
      <style:graphic-properties draw:fill="none" draw:stroke="none"/>
    </style:style>
    <style:style style:family="graphic" style:name="a769" style:parent-style-name="Graphics">
      <style:graphic-properties draw:fill="none" draw:stroke="non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 style:parent-style-name="Graphics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54" draw:master-page-name="Master1-Layout7-blank-Blank" presentation:presentation-page-layout-name="Master1-PPL7" draw:id="Slide-256">
        <draw:frame draw:id="id73" draw:style-name="a557" draw:name="TextBox 1" svg:x="0.4937in" svg:y="0.3937in" svg:width="6.56921in" svg:height="0.38969in">
          <draw:text-box>
            <text:p text:style-name="a556" text:class-names="" text:cond-style-name=""><text:span text:style-name="a555" text:class-names="">Machines performance on gen_sqw and combine (30Gb)</text:span></text:p>
          </draw:text-box>
          <svg:title/>
          <svg:desc/>
        </draw:frame>
        <draw:frame draw:id="id74" draw:style-name="a558" draw:name="Picture 2" svg:x="0.55945in" svg:y="0.92559in" svg:width="3.14961in" svg:height="2.3622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559" draw:name="Picture 3" svg:x="4.1937in" svg:y="0.87087in" svg:width="3.14961in" svg:height="2.38976in" style:rel-width="scale" style:rel-height="scale">
          <draw:image xlink:href="media/image2.png" xlink:type="simple" xlink:show="embed" xlink:actuate="onLoad"/>
          <svg:title/>
          <svg:desc/>
        </draw:frame>
        <draw:frame draw:id="id76" draw:style-name="a562" draw:name="TextBox 4" svg:x="0.56614in" svg:y="0.69409in" svg:width="1.16102in" svg:height="0.49961in">
          <draw:text-box>
            <text:p text:style-name="a561" text:class-names="" text:cond-style-name=""><text:span text:style-name="a560" text:class-names="">ndmlnx01</text:span></text:p>
          </draw:text-box>
          <svg:title/>
          <svg:desc/>
        </draw:frame>
        <draw:frame draw:id="id77" draw:style-name="a565" draw:name="TextBox 5" svg:x="0.9937in" svg:y="3.15787in" svg:width="1.17087in" svg:height="0.49961in">
          <draw:text-box>
            <text:p text:style-name="a564" text:class-names="" text:cond-style-name=""><text:span text:style-name="a563" text:class-names="">n-workers</text:span></text:p>
          </draw:text-box>
          <svg:title/>
          <svg:desc/>
        </draw:frame>
        <draw:frame draw:id="id78" draw:style-name="a568" draw:name="TextBox 6" svg:x="4.5937in" svg:y="3.15787in" svg:width="1.26102in" svg:height="0.49961in">
          <draw:text-box>
            <text:p text:style-name="a567" text:class-names="" text:cond-style-name=""><text:span text:style-name="a566" text:class-names="">cache-size</text:span></text:p>
          </draw:text-box>
          <svg:title/>
          <svg:desc/>
        </draw:frame>
        <draw:frame draw:id="id79" draw:style-name="a569" draw:name="Picture 7" svg:x="0.56535in" svg:y="3.78346in" svg:width="3.14961in" svg:height="2.3622in" style:rel-width="scale" style:rel-height="scale">
          <draw:image xlink:href="media/image3.png" xlink:type="simple" xlink:show="embed" xlink:actuate="onLoad"/>
          <svg:title/>
          <svg:desc/>
        </draw:frame>
        <draw:frame draw:id="id80" draw:style-name="a570" draw:name="Picture 8" svg:x="4.2937in" svg:y="3.72598in" svg:width="3.14961in" svg:height="2.3622in" style:rel-width="scale" style:rel-height="scale">
          <draw:image xlink:href="media/image4.png" xlink:type="simple" xlink:show="embed" xlink:actuate="onLoad"/>
          <svg:title/>
          <svg:desc/>
        </draw:frame>
        <draw:frame draw:id="id81" draw:style-name="a573" draw:name="TextBox 9" svg:x="0.4937in" svg:y="3.4752in" svg:width="4in" svg:height="0.4in">
          <draw:text-box>
            <text:p text:style-name="a572" text:class-names="" text:cond-style-name=""><text:span text:style-name="a571" text:class-names="">iDaaaS large</text:span></text:p>
          </draw:text-box>
          <svg:title/>
          <svg:desc/>
        </draw:frame>
        <draw:frame draw:id="id82" draw:style-name="a576" draw:name="TextBox 10" svg:x="4.63268in" svg:y="5.99409in" svg:width="1.26102in" svg:height="0.49961in">
          <draw:text-box>
            <text:p text:style-name="a575" text:class-names="" text:cond-style-name=""><text:span text:style-name="a574" text:class-names="">cache-size</text:span></text:p>
          </draw:text-box>
          <svg:title/>
          <svg:desc/>
        </draw:frame>
        <draw:frame draw:id="id83" draw:style-name="a579" draw:name="TextBox 11" svg:x="0.92283in" svg:y="5.9937in" svg:width="1.17087in" svg:height="0.49961in">
          <draw:text-box>
            <text:p text:style-name="a578" text:class-names="" text:cond-style-name=""><text:span text:style-name="a577" text:class-names="">n-workers</text:span></text:p>
          </draw:text-box>
          <svg:title/>
          <svg:desc/>
        </draw:frame>
        <draw:frame draw:id="id84" draw:style-name="a580" draw:name="Picture 12" svg:x="0.52598in" svg:y="3.74409in" svg:width="3.14961in" svg:height="2.32283in" style:rel-width="scale" style:rel-height="scale">
          <draw:image xlink:href="media/image5.png" xlink:type="simple" xlink:show="embed" xlink:actuate="onLoad"/>
          <svg:title/>
          <svg:desc/>
        </draw:frame>
        <draw:frame draw:id="id85" draw:style-name="a581" draw:name="Picture 13" svg:x="0.6937in" svg:y="6.43071in" svg:width="3.14961in" svg:height="2.32677in" style:rel-width="scale" style:rel-height="scale">
          <draw:image xlink:href="media/image6.png" xlink:type="simple" xlink:show="embed" xlink:actuate="onLoad"/>
          <svg:title/>
          <svg:desc/>
        </draw:frame>
        <draw:frame draw:id="id86" draw:style-name="a584" draw:name="TextBox 14" svg:x="0.3937in" svg:y="6.2937in" svg:width="4in" svg:height="0.4in">
          <draw:text-box>
            <text:p text:style-name="a583" text:class-names="" text:cond-style-name=""><text:span text:style-name="a582" text:class-names="">iDaaaS Small</text:span></text:p>
          </draw:text-box>
          <svg:title/>
          <svg:desc/>
        </draw:frame>
        <draw:frame draw:id="id87" draw:style-name="a585" draw:name="Picture 15" svg:x="4.35433in" svg:y="6.26929in" svg:width="3.14961in" svg:height="2.33071in" style:rel-width="scale" style:rel-height="scale">
          <draw:image xlink:href="media/image7.png" xlink:type="simple" xlink:show="embed" xlink:actuate="onLoad"/>
          <svg:title/>
          <svg:desc/>
        </draw:frame>
        <draw:frame draw:id="id88" draw:style-name="a586" draw:name="Picture 16" svg:x="0.70472in" svg:y="8.94724in" svg:width="3.14961in" svg:height="2.39134in" style:rel-width="scale" style:rel-height="scale">
          <draw:image xlink:href="media/image8.png" xlink:type="simple" xlink:show="embed" xlink:actuate="onLoad"/>
          <svg:title/>
          <svg:desc/>
        </draw:frame>
        <draw:frame draw:id="id89" draw:style-name="a587" draw:name="Picture 17" svg:x="4.41496in" svg:y="8.99685in" svg:width="3.14961in" svg:height="2.3622in" style:rel-width="scale" style:rel-height="scale">
          <draw:image xlink:href="media/image9.png" xlink:type="simple" xlink:show="embed" xlink:actuate="onLoad"/>
          <svg:title/>
          <svg:desc/>
        </draw:frame>
        <draw:frame draw:id="id90" draw:style-name="a590" draw:name="TextBox 18" svg:x="0.4937in" svg:y="8.7937in" svg:width="1.22283in" svg:height="0.37874in">
          <draw:text-box>
            <text:p text:style-name="a589" text:class-names="" text:cond-style-name=""><text:span text:style-name="a588" text:class-names="">lnxT7500</text:span></text:p>
          </draw:text-box>
          <svg:title/>
          <svg:desc/>
        </draw:frame>
        <presentation:notes draw:style-name="a597">
          <draw:frame draw:id="id91" draw:style-name="a594" draw:name="Slide Number Placeholder 6" svg:x="4.81102in" svg:y="10.45in" svg:width="3.68858in" svg:height="0.54961in">
            <draw:text-box>
              <text:p text:style-name="a593" text:class-names="" text:cond-style-name=""><text:span text:style-name="a591" text:class-names=""><text:page-number style:num-format="1" text:fixed="false">1</text:page-number></text:span><text:span text:style-name="a592" text:class-names=""/></text:p>
            </draw:text-box>
            <svg:title/>
            <svg:desc/>
          </draw:frame>
          <draw:page-thumbnail draw:page-number="1" svg:x="2.79167in" svg:y="0.83507in" svg:width="2.91667in" svg:height="4.125in" presentation:class="page" draw:id="id92" presentation:style-name="a595" draw:name="Slide Image Placeholder 1">
            <svg:title/>
            <svg:desc/>
          </draw:page-thumbnail>
          <draw:frame draw:id="id93" presentation:style-name="a59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598" draw:master-page-name="Master1-Layout7-blank-Blank" presentation:presentation-page-layout-name="Master1-PPL7" draw:id="Slide-257">
        <draw:frame draw:id="id94" draw:style-name="a601" draw:name="TextBox 2" svg:x="0.23958in" svg:y="0.01042in" svg:width="4.73622in" svg:height="0.40391in">
          <draw:text-box>
            <text:p text:style-name="a600" text:class-names="" text:cond-style-name=""><text:span text:style-name="a599" text:class-names="">Testing on 21/04/202. iDaaaS <text:s text:c="1"/>large. Broken:</text:span></text:p>
          </draw:text-box>
          <svg:title/>
          <svg:desc/>
        </draw:frame>
        <draw:frame draw:id="id95" draw:style-name="a602" draw:name="Picture 4" svg:x="0in" svg:y="0.54974in" svg:width="8.26736in" svg:height="3.68247in" style:rel-width="scale" style:rel-height="scale">
          <draw:image xlink:href="media/image10.png" xlink:type="simple" xlink:show="embed" xlink:actuate="onLoad"/>
          <svg:title/>
          <svg:desc/>
        </draw:frame>
        <draw:frame draw:id="id96" draw:style-name="a607" draw:name="TextBox 5" svg:x="0.26934in" svg:y="0.57865in" svg:width="3.64946in" svg:height="0.70684in">
          <draw:text-box>
            <text:p text:style-name="a604" text:class-names="" text:cond-style-name=""><text:span text:style-name="a603" text:class-names="">Time to generate 30Gb sqw file <text:s text:c="1"/></text:span></text:p>
            <text:p text:style-name="a606" text:class-names="" text:cond-style-name=""><text:span text:style-name="a605" text:class-names="">from 50 nxspe files<text:s text:c="1"/></text:span></text:p>
          </draw:text-box>
          <svg:title/>
          <svg:desc/>
        </draw:frame>
        <draw:frame draw:id="id97" draw:style-name="a612" draw:name="TextBox 6" svg:x="4.51066in" svg:y="0.5474in" svg:width="3.50017in" svg:height="0.70684in">
          <draw:text-box>
            <text:p text:style-name="a609" text:class-names="" text:cond-style-name=""><text:span text:style-name="a608" text:class-names="">Time to combine 30Gb sqw file <text:s text:c="1"/></text:span></text:p>
            <text:p text:style-name="a611" text:class-names="" text:cond-style-name=""><text:span text:style-name="a610" text:class-names="">from 50 tmp files.</text:span></text:p>
          </draw:text-box>
          <svg:title/>
          <svg:desc/>
        </draw:frame>
        <draw:frame draw:id="id98" draw:style-name="a615" draw:name="TextBox 7" svg:x="1.06871in" svg:y="4.23859in" svg:width="2.05074in" svg:height="0.40391in">
          <draw:text-box>
            <text:p text:style-name="a614" text:class-names="" text:cond-style-name=""><text:span text:style-name="a613" text:class-names="">N parallel workers</text:span></text:p>
          </draw:text-box>
          <svg:title/>
          <svg:desc/>
        </draw:frame>
        <draw:frame draw:id="id99" draw:style-name="a618" draw:name="TextBox 8" svg:x="4.63121in" svg:y="4.23859in" svg:width="2.9476in" svg:height="0.40391in">
          <draw:text-box>
            <text:p text:style-name="a617" text:class-names="" text:cond-style-name=""><text:span text:style-name="a616" text:class-names="">Combine buffer size(bytes)</text:span></text:p>
          </draw:text-box>
          <svg:title/>
          <svg:desc/>
        </draw:frame>
        <draw:frame draw:id="id100" draw:style-name="a621" draw:transform="translate(-0.62689in -0.20195in) rotate(-4.71239) translate(0.01231in 2.63422in)" draw:name="TextBox 9" svg:width="1.25379in" svg:height="0.40391in">
          <draw:text-box>
            <text:p text:style-name="a620" text:class-names="" text:cond-style-name=""><text:span text:style-name="a619" text:class-names="">Time (sec)</text:span></text:p>
          </draw:text-box>
          <svg:title/>
          <svg:desc/>
        </draw:frame>
        <draw:frame draw:id="id101" draw:style-name="a624" draw:transform="translate(-0.62689in -0.20195in) rotate(-4.71239) translate(4.15815in 2.63423in)" draw:name="TextBox 10" svg:width="1.25379in" svg:height="0.40391in">
          <draw:text-box>
            <text:p text:style-name="a623" text:class-names="" text:cond-style-name=""><text:span text:style-name="a622" text:class-names="">Time (sec)</text:span></text:p>
          </draw:text-box>
          <svg:title/>
          <svg:desc/>
        </draw:frame>
        <draw:frame draw:id="id102" draw:style-name="a629" draw:name="TextBox 2" svg:x="0.21427in" svg:y="4.50457in" svg:width="4.66463in" svg:height="0.40391in">
          <draw:text-box>
            <text:p text:style-name="a628" text:class-names="" text:cond-style-name=""><text:span text:style-name="a625" text:class-names="">Testing on 01/05/2020.<text:s text:c="1"/></text:span><text:span text:style-name="a626" text:class-names="">iDaaaS</text:span><text:span text:style-name="a627" text:class-names=""><text:s text:c="2"/>large (fixed)</text:span></text:p>
          </draw:text-box>
          <svg:title/>
          <svg:desc/>
        </draw:frame>
        <draw:frame draw:id="id103" draw:style-name="a630" draw:name="Picture 10" svg:x="0.02447in" svg:y="4.88621in" svg:width="8.26736in" svg:height="3.43324in" style:rel-width="scale" style:rel-height="scale">
          <draw:image xlink:href="media/image11.png" xlink:type="simple" xlink:show="embed" xlink:actuate="onLoad"/>
          <svg:title/>
          <svg:desc/>
        </draw:frame>
        <draw:frame draw:id="id104" draw:style-name="a639" draw:name="TextBox 5" svg:x="0.25438in" svg:y="4.90324in" svg:width="3.52149in" svg:height="0.70684in">
          <draw:text-box>
            <text:p text:style-name="a634" text:class-names="" text:cond-style-name=""><text:span text:style-name="a631" text:class-names="">Time to generate 30Gb<text:s text:c="1"/></text:span><text:span text:style-name="a632" text:class-names="">sqw</text:span><text:span text:style-name="a633" text:class-names=""><text:s text:c="1"/>file <text:s text:c="1"/></text:span></text:p>
            <text:p text:style-name="a638" text:class-names="" text:cond-style-name=""><text:span text:style-name="a635" text:class-names="">from 50<text:s text:c="1"/></text:span><text:span text:style-name="a636" text:class-names="">nxspe</text:span><text:span text:style-name="a637" text:class-names=""><text:s text:c="1"/>files<text:s text:c="1"/></text:span></text:p>
          </draw:text-box>
          <svg:title/>
          <svg:desc/>
        </draw:frame>
        <draw:frame draw:id="id105" draw:style-name="a648" draw:name="TextBox 6" svg:x="4.36153in" svg:y="4.90997in" svg:width="3.50017in" svg:height="0.70684in">
          <draw:text-box>
            <text:p text:style-name="a643" text:class-names="" text:cond-style-name=""><text:span text:style-name="a640" text:class-names="">Time to combine 30Gb<text:s text:c="1"/></text:span><text:span text:style-name="a641" text:class-names="">sqw</text:span><text:span text:style-name="a642" text:class-names=""><text:s text:c="1"/>file <text:s text:c="1"/></text:span></text:p>
            <text:p text:style-name="a647" text:class-names="" text:cond-style-name=""><text:span text:style-name="a644" text:class-names="">from 50<text:s text:c="1"/></text:span><text:span text:style-name="a645" text:class-names="">tmp</text:span><text:span text:style-name="a646" text:class-names=""><text:s text:c="1"/>files.</text:span></text:p>
          </draw:text-box>
          <svg:title/>
          <svg:desc/>
        </draw:frame>
        <draw:frame draw:id="id106" draw:style-name="a649" draw:name="Picture 13" svg:x="0.02447in" svg:y="8.31944in" svg:width="8.26736in" svg:height="3.41496in" style:rel-width="scale" style:rel-height="scale">
          <draw:image xlink:href="media/image12.png" xlink:type="simple" xlink:show="embed" xlink:actuate="onLoad"/>
          <svg:title/>
          <svg:desc/>
        </draw:frame>
        <draw:frame draw:id="id107" draw:style-name="a654" draw:name="TextBox 5" svg:x="0.15028in" svg:y="8.34766in" svg:width="3.64946in" svg:height="0.70684in">
          <draw:text-box>
            <text:p text:style-name="a651" text:class-names="" text:cond-style-name=""><text:span text:style-name="a650" text:class-names="">Time to generate 150Gb sqw file <text:s text:c="1"/></text:span></text:p>
            <text:p text:style-name="a653" text:class-names="" text:cond-style-name=""><text:span text:style-name="a652" text:class-names="">from 250 nxspe files<text:s text:c="1"/></text:span></text:p>
          </draw:text-box>
          <svg:title/>
          <svg:desc/>
        </draw:frame>
        <draw:frame draw:id="id108" draw:style-name="a663" draw:name="TextBox 6" svg:x="4.46421in" svg:y="8.31275in" svg:width="3.62814in" svg:height="0.70684in">
          <draw:text-box>
            <text:p text:style-name="a658" text:class-names="" text:cond-style-name=""><text:span text:style-name="a655" text:class-names="">Time to combine 1</text:span><text:span text:style-name="a656" text:class-names="">5</text:span><text:span text:style-name="a657" text:class-names="">0Gb sqw file <text:s text:c="1"/></text:span></text:p>
            <text:p text:style-name="a662" text:class-names="" text:cond-style-name=""><text:span text:style-name="a659" text:class-names="">from<text:s text:c="1"/></text:span><text:span text:style-name="a660" text:class-names="">2</text:span><text:span text:style-name="a661" text:class-names="">50 tmp files.</text:span></text:p>
          </draw:text-box>
          <svg:title/>
          <svg:desc/>
        </draw:frame>
      </draw:page>
      <draw:page draw:name="Slide3" draw:style-name="a664" draw:master-page-name="Master1-Layout7-blank-Blank" presentation:presentation-page-layout-name="Master1-PPL7" draw:id="Slide-258">
        <draw:frame draw:id="id109" draw:style-name="a665" draw:name="Picture 4" svg:x="-0.0636in" svg:y="7.41459in" svg:width="8.26736in" svg:height="3.76323in" style:rel-width="scale" style:rel-height="scale">
          <draw:image xlink:href="media/image13.png" xlink:type="simple" xlink:show="embed" xlink:actuate="onLoad"/>
          <svg:title/>
          <svg:desc/>
        </draw:frame>
        <draw:frame draw:id="id110" draw:style-name="a666" draw:name="Picture 1" svg:x="0in" svg:y="0.02741in" svg:width="8.26736in" svg:height="7.41566in" style:rel-width="scale" style:rel-height="scale">
          <draw:image xlink:href="media/image14.png" xlink:type="simple" xlink:show="embed" xlink:actuate="onLoad"/>
          <svg:title/>
          <svg:desc/>
        </draw:frame>
        <draw:frame draw:id="id111" draw:style-name="a671" draw:name="TextBox 2" svg:x="0.875in" svg:y="-0.01389in" svg:width="6.44444in" svg:height="0.40391in">
          <draw:text-box>
            <text:p text:style-name="a670" text:class-names="" text:cond-style-name=""><text:span text:style-name="a667" text:class-names="">04/05/2020 Persistence.<text:s text:c="1"/></text:span><text:span text:style-name="a668" text:class-names="">iDaaaS</text:span><text:span text:style-name="a669" text:class-names=""><text:s text:c="1"/>large. Two runs 150Gb</text:span></text:p>
          </draw:text-box>
          <svg:title/>
          <svg:desc/>
        </draw:frame>
        <draw:frame draw:id="id112" draw:style-name="a674" draw:name="TextBox 3" svg:x="1.16009in" svg:y="7.41459in" svg:width="6.44444in" svg:height="0.40391in">
          <draw:text-box>
            <text:p text:style-name="a673" text:class-names="" text:cond-style-name=""><text:span text:style-name="a672" text:class-names="">05/05/2020 Isiscompute. 150Gb</text:span></text:p>
          </draw:text-box>
          <svg:title/>
          <svg:desc/>
        </draw:frame>
      </draw:page>
      <draw:page draw:name="Slide4" draw:style-name="a675" draw:master-page-name="Master1-Layout7-blank-Blank" presentation:presentation-page-layout-name="Master1-PPL7" draw:id="Slide-259">
        <draw:frame draw:id="id113" draw:style-name="a676" draw:name="Picture 14" svg:x="1.1225in" svg:y="9.55314in" svg:width="5.43071in" svg:height="2.25524in" style:rel-width="scale" style:rel-height="scale">
          <draw:image xlink:href="media/image11.png" xlink:type="simple" xlink:show="embed" xlink:actuate="onLoad"/>
          <svg:title/>
          <svg:desc/>
        </draw:frame>
        <draw:g draw:name="Group 16" draw:id="id114">
          <svg:title/>
          <svg:desc/>
          <draw:frame draw:id="id131" draw:style-name="a750" draw:name="Picture 12" svg:x="0.05142in" svg:y="6.26037in" svg:width="4.03701in" svg:height="3.61619in" style:rel-width="scale" style:rel-height="scale">
            <draw:image xlink:href="media/image15.png" xlink:type="simple" xlink:show="embed" xlink:actuate="onLoad"/>
            <svg:title/>
            <svg:desc/>
          </draw:frame>
          <draw:frame draw:id="id132" draw:style-name="a751" draw:name="Picture 13" svg:x="4.06227in" svg:y="6.22284in" svg:width="4.12079in" svg:height="3.69124in" style:rel-width="scale" style:rel-height="scale">
            <draw:image xlink:href="media/image16.png" xlink:type="simple" xlink:show="embed" xlink:actuate="onLoad"/>
            <svg:title/>
            <svg:desc/>
          </draw:frame>
        </draw:g>
        <draw:frame draw:id="id115" draw:style-name="a689" draw:name="TextBox 2" svg:x="0.875in" svg:y="-0.01389in" svg:width="6.44444in" svg:height="0.70684in">
          <draw:text-box>
            <text:p text:style-name="a688" text:class-names="" text:cond-style-name=""><text:span text:style-name="a677" text:class-names="">01/07/2020<text:s text:c="1"/></text:span><text:span text:style-name="a678" text:class-names="">iDaaaS</text:span><text:span text:style-name="a679" text:class-names=""><text:s text:c="1"/></text:span><text:span text:style-name="a680" text:class-names="">large</text:span><text:span text:style-name="a681" text:class-names=""><text:s text:c="1"/>vs<text:s text:c="1"/></text:span><text:span text:style-name="a682" text:class-names="">isiscompute</text:span><text:span text:style-name="a683" text:class-names="">. New FS update. 32</text:span><text:span text:style-name="a684" text:class-names="">Gb (50 contribution<text:s text:c="1"/></text:span><text:span text:style-name="a685" text:class-names="">nxspe</text:span><text:span text:style-name="a686" text:class-names="">)</text:span><text:span text:style-name="a687" text:class-names=""/></text:p>
          </draw:text-box>
          <svg:title/>
          <svg:desc/>
        </draw:frame>
        <draw:frame draw:id="id116" draw:style-name="a690" draw:name="Picture 3" svg:x="-0.03646in" svg:y="0.62003in" svg:width="8.26736in" svg:height="3.71625in" style:rel-width="scale" style:rel-height="scale">
          <draw:image xlink:href="media/image17.png" xlink:type="simple" xlink:show="embed" xlink:actuate="onLoad"/>
          <svg:title/>
          <svg:desc/>
        </draw:frame>
        <draw:g draw:name="Group 8" draw:id="id117">
          <svg:title/>
          <svg:desc/>
          <draw:frame draw:id="id127" draw:style-name="a742" draw:name="Picture 4" svg:x="0.75737in" svg:y="4.21292in" svg:width="2.85049in" svg:height="1.72538in" style:rel-width="scale" style:rel-height="scale">
            <draw:image xlink:href="media/image1.png" xlink:type="simple" xlink:show="embed" xlink:actuate="onLoad"/>
            <svg:title/>
            <svg:desc/>
          </draw:frame>
          <draw:frame draw:id="id128" draw:style-name="a743" draw:name="Picture 5" svg:x="4.04647in" svg:y="4.17295in" svg:width="2.85049in" svg:height="1.74552in" style:rel-width="scale" style:rel-height="scale">
            <draw:image xlink:href="media/image2.png" xlink:type="simple" xlink:show="embed" xlink:actuate="onLoad"/>
            <svg:title/>
            <svg:desc/>
          </draw:frame>
          <draw:frame draw:id="id129" draw:style-name="a746" draw:name="TextBox 6" svg:x="1.15038in" svg:y="5.84341in" svg:width="1.05967in" svg:height="0.36492in">
            <draw:text-box>
              <text:p text:style-name="a745" text:class-names="" text:cond-style-name=""><text:span text:style-name="a744" text:class-names="">n-workers</text:span></text:p>
            </draw:text-box>
            <svg:title/>
            <svg:desc/>
          </draw:frame>
          <draw:frame draw:id="id130" draw:style-name="a749" draw:name="TextBox 7" svg:x="4.40848in" svg:y="5.84341in" svg:width="1.14126in" svg:height="0.36492in">
            <draw:text-box>
              <text:p text:style-name="a748" text:class-names="" text:cond-style-name=""><text:span text:style-name="a747" text:class-names="">cache-size</text:span></text:p>
            </draw:text-box>
            <svg:title/>
            <svg:desc/>
          </draw:frame>
        </draw:g>
        <draw:frame draw:id="id118" draw:style-name="a696" draw:name="TextBox 9" svg:x="2.38386in" svg:y="4.43378in" svg:width="3.7172in" svg:height="0.40391in">
          <draw:text-box>
            <text:p text:style-name="a695" text:class-names="" text:cond-style-name=""><text:span text:style-name="a691" text:class-names="">Old<text:s text:c="1"/></text:span><text:span text:style-name="a692" text:class-names="">isiscompute</text:span><text:span text:style-name="a693" text:class-names=""><text:s text:c="1"/>(see slides above)</text:span><text:span text:style-name="a694" text:class-names=""/></text:p>
          </draw:text-box>
          <svg:title/>
          <svg:desc/>
        </draw:frame>
        <draw:frame draw:id="id119" draw:style-name="a705" draw:name="TextBox 2" svg:x="1.14665in" svg:y="5.94136in" svg:width="4.9224in" svg:height="0.40391in">
          <draw:text-box>
            <text:p text:style-name="a704" text:class-names="" text:cond-style-name=""><text:span text:style-name="a697" text:class-names="">Testing on<text:s text:c="1"/></text:span><text:span text:style-name="a698" text:class-names="">06/07/2020</text:span><text:span text:style-name="a699" text:class-names="">.<text:s text:c="1"/></text:span><text:span text:style-name="a700" text:class-names="">iDaaaS</text:span><text:span text:style-name="a701" text:class-names=""><text:s text:c="2"/>large<text:s text:c="1"/></text:span><text:span text:style-name="a702" text:class-names="">(New FS)</text:span><text:span text:style-name="a703" text:class-names=""/></text:p>
          </draw:text-box>
          <svg:title/>
          <svg:desc/>
        </draw:frame>
        <draw:frame draw:id="id120" draw:style-name="a714" draw:name="TextBox 5" svg:x="0.25438in" svg:y="6.30949in" svg:width="3.52149in" svg:height="0.70684in">
          <draw:text-box>
            <text:p text:style-name="a709" text:class-names="" text:cond-style-name=""><text:span text:style-name="a706" text:class-names="">Time to generate 30Gb<text:s text:c="1"/></text:span><text:span text:style-name="a707" text:class-names="">sqw</text:span><text:span text:style-name="a708" text:class-names=""><text:s text:c="1"/>file <text:s text:c="1"/></text:span></text:p>
            <text:p text:style-name="a713" text:class-names="" text:cond-style-name=""><text:span text:style-name="a710" text:class-names="">from 50<text:s text:c="1"/></text:span><text:span text:style-name="a711" text:class-names="">nxspe</text:span><text:span text:style-name="a712" text:class-names=""><text:s text:c="1"/>files<text:s text:c="1"/></text:span></text:p>
          </draw:text-box>
          <svg:title/>
          <svg:desc/>
        </draw:frame>
        <draw:frame draw:id="id121" draw:style-name="a723" draw:name="TextBox 6" svg:x="4.36153in" svg:y="6.31622in" svg:width="3.50017in" svg:height="0.70684in">
          <draw:text-box>
            <text:p text:style-name="a718" text:class-names="" text:cond-style-name=""><text:span text:style-name="a715" text:class-names="">Time to combine 30Gb<text:s text:c="1"/></text:span><text:span text:style-name="a716" text:class-names="">sqw</text:span><text:span text:style-name="a717" text:class-names=""><text:s text:c="1"/>file <text:s text:c="1"/></text:span></text:p>
            <text:p text:style-name="a722" text:class-names="" text:cond-style-name=""><text:span text:style-name="a719" text:class-names="">from 50<text:s text:c="1"/></text:span><text:span text:style-name="a720" text:class-names="">tmp</text:span><text:span text:style-name="a721" text:class-names=""><text:s text:c="1"/>files.</text:span></text:p>
          </draw:text-box>
          <svg:title/>
          <svg:desc/>
        </draw:frame>
        <draw:frame draw:id="id122" draw:style-name="a726" draw:name="TextBox 20" svg:x="4.10143in" svg:y="9.65034in" svg:width="1.26102in" svg:height="0.49961in">
          <draw:text-box>
            <text:p text:style-name="a725" text:class-names="" text:cond-style-name=""><text:span text:style-name="a724" text:class-names="">cache-size</text:span></text:p>
          </draw:text-box>
          <svg:title/>
          <svg:desc/>
        </draw:frame>
        <draw:frame draw:id="id123" draw:style-name="a729" draw:name="TextBox 21" svg:x="0.29783in" svg:y="9.6187in" svg:width="1.17087in" svg:height="0.49961in">
          <draw:text-box>
            <text:p text:style-name="a728" text:class-names="" text:cond-style-name=""><text:span text:style-name="a727" text:class-names="">n-workers</text:span></text:p>
          </draw:text-box>
          <svg:title/>
          <svg:desc/>
        </draw:frame>
        <draw:frame draw:id="id124" draw:style-name="a732" draw:name="TextBox 22" svg:x="4.13268in" svg:y="4.05659in" svg:width="1.26102in" svg:height="0.49961in">
          <draw:text-box>
            <text:p text:style-name="a731" text:class-names="" text:cond-style-name=""><text:span text:style-name="a730" text:class-names="">cache-size</text:span></text:p>
          </draw:text-box>
          <svg:title/>
          <svg:desc/>
        </draw:frame>
        <draw:frame draw:id="id125" draw:style-name="a735" draw:name="TextBox 23" svg:x="0.32908in" svg:y="4.02495in" svg:width="1.17087in" svg:height="0.49961in">
          <draw:text-box>
            <text:p text:style-name="a734" text:class-names="" text:cond-style-name=""><text:span text:style-name="a733" text:class-names="">n-workers</text:span></text:p>
          </draw:text-box>
          <svg:title/>
          <svg:desc/>
        </draw:frame>
        <draw:frame draw:id="id126" draw:style-name="a741" draw:name="TextBox 24" svg:x="2.42552in" svg:y="9.97544in" svg:width="3.14353in" svg:height="0.40391in">
          <draw:text-box>
            <text:p text:style-name="a740" text:class-names="" text:cond-style-name=""><text:span text:style-name="a736" text:class-names="">Old<text:s text:c="1"/></text:span><text:span text:style-name="a737" text:class-names="">idaaas</text:span><text:span text:style-name="a738" text:class-names=""><text:s text:c="1"/>(see slides above)</text:span><text:span text:style-name="a739" text:class-names=""/></text:p>
          </draw:text-box>
          <svg:title/>
          <svg:desc/>
        </draw:frame>
      </draw:page>
      <draw:page draw:name="Slide5" draw:style-name="a752" draw:master-page-name="Master1-Layout7-blank-Blank" presentation:presentation-page-layout-name="Master1-PPL7" draw:id="Slide-260">
        <draw:frame draw:id="id133" draw:style-name="a753" draw:name="Picture 6" svg:x="1.97187in" svg:y="9.4in" svg:width="4.71007in" svg:height="2.1026in" style:rel-width="scale" style:rel-height="scale">
          <draw:image xlink:href="media/image18.png" xlink:type="simple" xlink:show="embed" xlink:actuate="onLoad"/>
          <svg:title/>
          <svg:desc/>
        </draw:frame>
        <draw:frame draw:id="id134" draw:style-name="a754" draw:name="Picture 4" svg:x="1.04425in" svg:y="3.69792in" svg:width="5.73094in" svg:height="2.55858in" style:rel-width="scale" style:rel-height="scale">
          <draw:image xlink:href="media/image13.png" xlink:type="simple" xlink:show="embed" xlink:actuate="onLoad"/>
          <svg:title/>
          <svg:desc/>
        </draw:frame>
        <draw:frame draw:id="id135" draw:style-name="a767" draw:name="TextBox 1" svg:x="0.6875in" svg:y="0.01042in" svg:width="6.44444in" svg:height="0.70684in">
          <draw:text-box>
            <text:p text:style-name="a766" text:class-names="" text:cond-style-name=""><text:span text:style-name="a755" text:class-names="">06/07/2020<text:s text:c="1"/></text:span><text:span text:style-name="a756" text:class-names="">iDaaaS</text:span><text:span text:style-name="a757" text:class-names=""><text:s text:c="1"/></text:span><text:span text:style-name="a758" text:class-names="">large</text:span><text:span text:style-name="a759" text:class-names=""><text:s text:c="1"/>vs<text:s text:c="1"/></text:span><text:span text:style-name="a760" text:class-names="">isiscompute</text:span><text:span text:style-name="a761" text:class-names="">. New FS update. 150</text:span><text:span text:style-name="a762" text:class-names="">Gb (250 contribution<text:s text:c="1"/></text:span><text:span text:style-name="a763" text:class-names="">nxspe</text:span><text:span text:style-name="a764" text:class-names="">)</text:span><text:span text:style-name="a765" text:class-names=""/></text:p>
          </draw:text-box>
          <svg:title/>
          <svg:desc/>
        </draw:frame>
        <draw:frame draw:id="id136" draw:style-name="a768" draw:name="Picture 2" svg:x="0.28889in" svg:y="0.71725in" svg:width="7.71042in" svg:height="3.43275in" style:rel-width="scale" style:rel-height="scale">
          <draw:image xlink:href="media/image19.png" xlink:type="simple" xlink:show="embed" xlink:actuate="onLoad"/>
          <svg:title/>
          <svg:desc/>
        </draw:frame>
        <draw:frame draw:id="id137" draw:style-name="a769" draw:name="Picture 4" svg:x="0.14062in" svg:y="6.17333in" svg:width="3.96598in" svg:height="3.55256in" style:rel-width="scale" style:rel-height="scale">
          <draw:image xlink:href="media/image20.png" xlink:type="simple" xlink:show="embed" xlink:actuate="onLoad"/>
          <svg:title/>
          <svg:desc/>
        </draw:frame>
        <draw:frame draw:id="id138" draw:style-name="a770" draw:name="Picture 5" svg:x="4.1066in" svg:y="6.17333in" svg:width="3.99457in" svg:height="3.57817in" style:rel-width="scale" style:rel-height="scale">
          <draw:image xlink:href="media/image21.png" xlink:type="simple" xlink:show="embed" xlink:actuate="onLoad"/>
          <svg:title/>
          <svg:desc/>
        </draw:frame>
        <draw:frame draw:id="id139" draw:style-name="a776" draw:name="TextBox 7" svg:x="2.20886in" svg:y="4.14211in" svg:width="3.7172in" svg:height="0.40391in">
          <draw:text-box>
            <text:p text:style-name="a775" text:class-names="" text:cond-style-name=""><text:span text:style-name="a771" text:class-names="">Old<text:s text:c="1"/></text:span><text:span text:style-name="a772" text:class-names="">isiscompute</text:span><text:span text:style-name="a773" text:class-names=""><text:s text:c="1"/>(see slides above)</text:span><text:span text:style-name="a774" text:class-names=""/></text:p>
          </draw:text-box>
          <svg:title/>
          <svg:desc/>
        </draw:frame>
        <draw:frame draw:id="id140" draw:style-name="a785" draw:name="TextBox 9" svg:x="2.34009in" svg:y="9.60935in" svg:width="4.82885in" svg:height="0.70684in">
          <draw:text-box>
            <text:p text:style-name="a781" text:class-names="" text:cond-style-name=""><text:span text:style-name="a777" text:class-names="">Old<text:s text:c="1"/></text:span><text:span text:style-name="a778" text:class-names="">idaaas</text:span><text:span text:style-name="a779" text:class-names=""><text:s text:c="1"/>(see slides above</text:span><text:span text:style-name="a780" text:class-names="">)</text:span></text:p>
            <text:p text:style-name="a784" text:class-names="" text:cond-style-name=""><text:span text:style-name="a782" text:class-names="">New one has 2 times faster disc access speed</text:span><text:span text:style-name="a78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03299in" svg:y="1.91319in" svg:width="6.20139in" svg:height="4.07118in"/>
      <presentation:placeholder presentation:object="subtitle" svg:x="1.03299in" svg:y="6.14063in" svg:width="6.20139in" svg:height="2.82465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2" style:display-name="Title and Content">
      <presentation:placeholder presentation:object="title" svg:x="0.76772in" svg:y="0.82835in" svg:width="6.73189in" svg:height="1.82087in"/>
      <presentation:placeholder presentation:object="object" svg:x="0.76772in" svg:y="2.94528in" svg:width="6.73189in" svg:height="6.3248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3" style:display-name="Section Header">
      <presentation:placeholder presentation:object="title" svg:x="0.56424in" svg:y="2.91493in" svg:width="7.13021in" svg:height="4.86458in"/>
      <presentation:placeholder presentation:object="outline" svg:x="0.56424in" svg:y="7.82465in" svg:width="7.13021in" svg:height="2.55729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4" style:display-name="Two Content">
      <presentation:placeholder presentation:object="title" svg:x="0.76772in" svg:y="0.82835in" svg:width="6.73189in" svg:height="1.82087in"/>
      <presentation:placeholder presentation:object="object" svg:x="0.76736in" svg:y="2.94444in" svg:width="3.28299in" svg:height="6.32639in"/>
      <presentation:placeholder presentation:object="object" svg:x="4.21701in" svg:y="2.94444in" svg:width="3.28299in" svg:height="6.32639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5" style:display-name="Comparison">
      <presentation:placeholder presentation:object="title" svg:x="0.56944in" svg:y="0.62326in" svg:width="7.13021in" svg:height="2.25868in"/>
      <presentation:placeholder presentation:object="outline" svg:x="0.56944in" svg:y="2.86632in" svg:width="3.49826in" svg:height="1.40451in"/>
      <presentation:placeholder presentation:object="object" svg:x="0.56944in" svg:y="4.27083in" svg:width="3.49826in" svg:height="6.28299in"/>
      <presentation:placeholder presentation:object="outline" svg:x="4.18576in" svg:y="2.86632in" svg:width="3.51389in" svg:height="1.40451in"/>
      <presentation:placeholder presentation:object="object" svg:x="4.18576in" svg:y="4.27083in" svg:width="3.51389in" svg:height="6.28299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6" style:display-name="Title Only">
      <presentation:placeholder presentation:object="title" svg:x="0.76772in" svg:y="0.82835in" svg:width="6.73189in" svg:height="1.82087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7" style:display-name="Blank"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8" style:display-name="Content with Caption">
      <presentation:placeholder presentation:object="title" svg:x="0.56944in" svg:y="0.77951in" svg:width="2.66667in" svg:height="2.72917in"/>
      <presentation:placeholder presentation:object="object" svg:x="3.51389in" svg:y="1.68403in" svg:width="4.18576in" svg:height="8.30903in"/>
      <presentation:placeholder presentation:object="outline" svg:x="0.56944in" svg:y="3.50868in" svg:width="2.66667in" svg:height="6.49826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9" style:display-name="Picture with Caption">
      <presentation:placeholder presentation:object="title" svg:x="0.56944in" svg:y="0.77951in" svg:width="2.66667in" svg:height="2.72917in"/>
      <presentation:placeholder presentation:object="graphic" svg:x="3.51389in" svg:y="1.68403in" svg:width="4.18576in" svg:height="8.30903in"/>
      <presentation:placeholder presentation:object="outline" svg:x="0.56944in" svg:y="3.50868in" svg:width="2.66667in" svg:height="6.49826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10" style:display-name="Title and Vertical Text">
      <presentation:placeholder presentation:object="title" svg:x="0.76772in" svg:y="0.82835in" svg:width="6.73189in" svg:height="1.82087in"/>
      <presentation:placeholder presentation:object="outline" svg:x="0.76772in" svg:y="2.94528in" svg:width="6.73189in" svg:height="6.3248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11" style:display-name="Vertical Title and Text">
      <presentation:placeholder presentation:object="title" svg:x="5.81771in" svg:y="0.82813in" svg:width="1.68229in" svg:height="8.44271in"/>
      <presentation:placeholder presentation:object="outline" svg:x="0.76736in" svg:y="0.82813in" svg:width="4.88368in" svg:height="8.44271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8.26736in" fo:page-height="11.69271in" style:print-orientation="portrait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draw:fill="none" draw:stroke="non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76772in" svg:y="0.82835in" svg:width="6.73189in" svg:height="1.82087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76772in" svg:y="2.94528in" svg:width="6.73189in" svg:height="6.324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76772in" svg:y="10.32835in" svg:width="1.74252in" svg:height="0.7519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2.95197in" svg:y="10.32835in" svg:width="2.37087in" svg:height="0.7519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5.75709in" svg:y="10.32835in" svg:width="1.74252in" svg:height="0.7519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50" draw:name="Title 1" svg:x="1.03299in" svg:y="1.91319in" svg:width="6.20139in" svg:height="4.07118in" presentation:class="title" presentation:placeholder="false">
        <draw:text-box>
          <text:p text:style-name="a49" text:class-names="" text:cond-style-name=""><text:span text:style-name="a47" text:class-names="">Click to edit Master title style</text:span><text:span text:style-name="a48" text:class-names=""/></text:p>
        </draw:text-box>
        <svg:title/>
        <svg:desc/>
      </draw:frame>
      <draw:frame draw:id="id12" presentation:style-name="a54" draw:name="Subtitle 2" svg:x="1.03299in" svg:y="6.14063in" svg:width="6.20139in" svg:height="2.82465in" presentation:class="subtitle" presentation:placeholder="false">
        <draw:text-box>
          <text:p text:style-name="a53" text:class-names="" text:cond-style-name=""><text:span text:style-name="a51" text:class-names="">Click to edit Master subtitle style</text:span><text:span text:style-name="a52" text:class-names=""/></text:p>
        </draw:text-box>
        <svg:title/>
        <svg:desc/>
      </draw:frame>
      <draw:frame draw:id="id13" presentation:style-name="a57" draw:name="Date Placeholder 3" svg:x="0.76772in" svg:y="10.32835in" svg:width="1.74252in" svg:height="0.75197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Footer Placeholder 4" svg:x="2.95197in" svg:y="10.32835in" svg:width="2.37087in" svg:height="0.75197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5.75709in" svg:y="10.32835in" svg:width="1.74252in" svg:height="0.75197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0">
        <draw:page-thumbnail svg:x="1.5in" svg:y="0.83583in" svg:width="5.49921in" svg:height="4.12441in" presentation:class="page" draw:id="id5" presentation:style-name="a64" draw:name="Slide Image Placeholder 1">
          <svg:title/>
          <svg:desc/>
        </draw:page-thumbnail>
        <draw:frame draw:id="id6" presentation:style-name="a67" draw:name="Notes Placeholder 2" svg:x="0.85in" svg:y="5.2248in" svg:width="6.79961in" svg:height="4.94961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Header Placeholder 3" svg:x="0in" svg:y="0in" svg:width="3.68858in" svg:height="0.54961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e Placeholder 4" svg:x="4.81102in" svg:y="0in" svg:width="3.68858in" svg:height="0.54961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ooter Placeholder 5" svg:x="0in" svg:y="10.45in" svg:width="3.68858in" svg:height="0.54961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lide Number Placeholder 6" svg:x="4.81102in" svg:y="10.45in" svg:width="3.68858in" svg:height="0.54961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1">
      <draw:frame draw:id="id16" presentation:style-name="a85" draw:name="Title 1" svg:x="0.76772in" svg:y="0.82835in" svg:width="6.73189in" svg:height="1.82087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17" presentation:style-name="a101" draw:name="Content Placeholder 2" svg:x="0.76772in" svg:y="2.94528in" svg:width="6.73189in" svg:height="6.3248in" presentation:class="object" presentation:placeholder="false">
        <draw:text-box>
          <text:p text:style-name="a87" text:class-names="" text:cond-style-name=""><text:span text:style-name="a86" text:class-names="">Edit Master text styles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Fifth level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76772in" svg:y="10.32835in" svg:width="1.74252in" svg:height="0.75197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Footer Placeholder 4" svg:x="2.95197in" svg:y="10.32835in" svg:width="2.37087in" svg:height="0.75197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5.75709in" svg:y="10.32835in" svg:width="1.74252in" svg:height="0.75197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7">
        <draw:page-thumbnail svg:x="1.5in" svg:y="0.83583in" svg:width="5.49921in" svg:height="4.12441in" presentation:class="page" draw:id="id5" presentation:style-name="a111" draw:name="Slide Image Placeholder 1">
          <svg:title/>
          <svg:desc/>
        </draw:page-thumbnail>
        <draw:frame draw:id="id6" presentation:style-name="a114" draw:name="Notes Placeholder 2" svg:x="0.85in" svg:y="5.2248in" svg:width="6.79961in" svg:height="4.94961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Header Placeholder 3" svg:x="0in" svg:y="0in" svg:width="3.68858in" svg:height="0.54961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e Placeholder 4" svg:x="4.81102in" svg:y="0in" svg:width="3.68858in" svg:height="0.54961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ooter Placeholder 5" svg:x="0in" svg:y="10.45in" svg:width="3.68858in" svg:height="0.54961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lide Number Placeholder 6" svg:x="4.81102in" svg:y="10.45in" svg:width="3.68858in" svg:height="0.54961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1" presentation:style-name="a132" draw:name="Title 1" svg:x="0.56424in" svg:y="2.91493in" svg:width="7.13021in" svg:height="4.86458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2" presentation:style-name="a136" draw:name="Text Placeholder 2" svg:x="0.56424in" svg:y="7.82465in" svg:width="7.13021in" svg:height="2.55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</draw:text-box>
        <svg:title/>
        <svg:desc/>
      </draw:frame>
      <draw:frame draw:id="id23" presentation:style-name="a139" draw:name="Date Placeholder 3" svg:x="0.76772in" svg:y="10.32835in" svg:width="1.74252in" svg:height="0.75197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Footer Placeholder 4" svg:x="2.95197in" svg:y="10.32835in" svg:width="2.37087in" svg:height="0.75197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5" svg:x="5.75709in" svg:y="10.32835in" svg:width="1.74252in" svg:height="0.75197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2">
        <draw:page-thumbnail svg:x="1.5in" svg:y="0.83583in" svg:width="5.49921in" svg:height="4.12441in" presentation:class="page" draw:id="id5" presentation:style-name="a146" draw:name="Slide Image Placeholder 1">
          <svg:title/>
          <svg:desc/>
        </draw:page-thumbnail>
        <draw:frame draw:id="id6" presentation:style-name="a149" draw:name="Notes Placeholder 2" svg:x="0.85in" svg:y="5.2248in" svg:width="6.79961in" svg:height="4.94961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Header Placeholder 3" svg:x="0in" svg:y="0in" svg:width="3.68858in" svg:height="0.54961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e Placeholder 4" svg:x="4.81102in" svg:y="0in" svg:width="3.68858in" svg:height="0.54961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ooter Placeholder 5" svg:x="0in" svg:y="10.45in" svg:width="3.68858in" svg:height="0.54961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lide Number Placeholder 6" svg:x="4.81102in" svg:y="10.45in" svg:width="3.68858in" svg:height="0.54961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26" presentation:style-name="a167" draw:name="Title 1" svg:x="0.76772in" svg:y="0.82835in" svg:width="6.73189in" svg:height="1.82087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draw:frame draw:id="id27" presentation:style-name="a183" draw:name="Content Placeholder 2" svg:x="0.76736in" svg:y="2.94444in" svg:width="3.28299in" svg:height="6.32639in" presentation:class="object" presentation:placeholder="false">
        <draw:text-box>
          <text:p text:style-name="a169" text:class-names="" text:cond-style-name=""><text:span text:style-name="a168" text:class-names="">Edit Master text styles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Content Placeholder 3" svg:x="4.21701in" svg:y="2.94444in" svg:width="3.28299in" svg:height="6.32639in" presentation:class="object" presentation:placeholder="false">
        <draw:text-box>
          <text:p text:style-name="a185" text:class-names="" text:cond-style-name=""><text:span text:style-name="a184" text:class-names="">Edit Master text styles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e Placeholder 4" svg:x="0.76772in" svg:y="10.32835in" svg:width="1.74252in" svg:height="0.75197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0" presentation:style-name="a205" draw:name="Footer Placeholder 5" svg:x="2.95197in" svg:y="10.32835in" svg:width="2.37087in" svg:height="0.75197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lide Number Placeholder 6" svg:x="5.75709in" svg:y="10.32835in" svg:width="1.74252in" svg:height="0.75197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25">
        <draw:page-thumbnail svg:x="1.5in" svg:y="0.83583in" svg:width="5.49921in" svg:height="4.12441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5in" svg:y="5.2248in" svg:width="6.79961in" svg:height="4.94961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68858in" svg:height="0.54961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81102in" svg:y="0in" svg:width="3.68858in" svg:height="0.54961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0.45in" svg:width="3.68858in" svg:height="0.54961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81102in" svg:y="10.45in" svg:width="3.68858in" svg:height="0.54961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6">
      <draw:frame draw:id="id32" presentation:style-name="a230" draw:name="Title 1" svg:x="0.56944in" svg:y="0.62326in" svg:width="7.13021in" svg:height="2.25868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33" presentation:style-name="a234" draw:name="Text Placeholder 2" svg:x="0.56944in" svg:y="2.86632in" svg:width="3.49826in" svg:height="1.40451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Edit Master text styles</text:span></text:p>
            </text:list-item>
          </text:list>
        </draw:text-box>
        <svg:title/>
        <svg:desc/>
      </draw:frame>
      <draw:frame draw:id="id34" presentation:style-name="a250" draw:name="Content Placeholder 3" svg:x="0.56944in" svg:y="4.27083in" svg:width="3.49826in" svg:height="6.28299in" presentation:class="object" presentation:placeholder="false">
        <draw:text-box>
          <text:p text:style-name="a236" text:class-names="" text:cond-style-name=""><text:span text:style-name="a235" text:class-names="">Edit Master text styles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Fifth level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Text Placeholder 4" svg:x="4.18576in" svg:y="2.86632in" svg:width="3.51389in" svg:height="1.40451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 Master text styles</text:span></text:p>
            </text:list-item>
          </text:list>
        </draw:text-box>
        <svg:title/>
        <svg:desc/>
      </draw:frame>
      <draw:frame draw:id="id36" presentation:style-name="a270" draw:name="Content Placeholder 5" svg:x="4.18576in" svg:y="4.27083in" svg:width="3.51389in" svg:height="6.28299in" presentation:class="object" presentation:placeholder="false">
        <draw:text-box>
          <text:p text:style-name="a256" text:class-names="" text:cond-style-name=""><text:span text:style-name="a255" text:class-names="">Edit Master text styles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Fifth level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e Placeholder 6" svg:x="0.76772in" svg:y="10.32835in" svg:width="1.74252in" svg:height="0.75197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8" presentation:style-name="a276" draw:name="Footer Placeholder 7" svg:x="2.95197in" svg:y="10.32835in" svg:width="2.37087in" svg:height="0.75197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lide Number Placeholder 8" svg:x="5.75709in" svg:y="10.32835in" svg:width="1.74252in" svg:height="0.75197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96">
        <draw:page-thumbnail svg:x="1.5in" svg:y="0.83583in" svg:width="5.49921in" svg:height="4.12441in" presentation:class="page" draw:id="id5" presentation:style-name="a280" draw:name="Slide Image Placeholder 1">
          <svg:title/>
          <svg:desc/>
        </draw:page-thumbnail>
        <draw:frame draw:id="id6" presentation:style-name="a283" draw:name="Notes Placeholder 2" svg:x="0.85in" svg:y="5.2248in" svg:width="6.79961in" svg:height="4.94961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Header Placeholder 3" svg:x="0in" svg:y="0in" svg:width="3.68858in" svg:height="0.54961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e Placeholder 4" svg:x="4.81102in" svg:y="0in" svg:width="3.68858in" svg:height="0.54961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ooter Placeholder 5" svg:x="0in" svg:y="10.45in" svg:width="3.68858in" svg:height="0.54961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lide Number Placeholder 6" svg:x="4.81102in" svg:y="10.45in" svg:width="3.68858in" svg:height="0.54961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7">
      <draw:frame draw:id="id40" presentation:style-name="a301" draw:name="Title 1" svg:x="0.76772in" svg:y="0.82835in" svg:width="6.73189in" svg:height="1.82087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41" presentation:style-name="a304" draw:name="Date Placeholder 2" svg:x="0.76772in" svg:y="10.32835in" svg:width="1.74252in" svg:height="0.75197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Footer Placeholder 3" svg:x="2.95197in" svg:y="10.32835in" svg:width="2.37087in" svg:height="0.75197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lide Number Placeholder 4" svg:x="5.75709in" svg:y="10.32835in" svg:width="1.74252in" svg:height="0.75197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27">
        <draw:page-thumbnail svg:x="1.5in" svg:y="0.83583in" svg:width="5.49921in" svg:height="4.12441in" presentation:class="page" draw:id="id5" presentation:style-name="a311" draw:name="Slide Image Placeholder 1">
          <svg:title/>
          <svg:desc/>
        </draw:page-thumbnail>
        <draw:frame draw:id="id6" presentation:style-name="a314" draw:name="Notes Placeholder 2" svg:x="0.85in" svg:y="5.2248in" svg:width="6.79961in" svg:height="4.94961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Header Placeholder 3" svg:x="0in" svg:y="0in" svg:width="3.68858in" svg:height="0.54961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e Placeholder 4" svg:x="4.81102in" svg:y="0in" svg:width="3.68858in" svg:height="0.54961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ooter Placeholder 5" svg:x="0in" svg:y="10.45in" svg:width="3.68858in" svg:height="0.54961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lide Number Placeholder 6" svg:x="4.81102in" svg:y="10.45in" svg:width="3.68858in" svg:height="0.54961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8">
      <draw:frame draw:id="id44" presentation:style-name="a331" draw:name="Date Placeholder 1" svg:x="0.76772in" svg:y="10.32835in" svg:width="1.74252in" svg:height="0.75197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5" presentation:style-name="a334" draw:name="Footer Placeholder 2" svg:x="2.95197in" svg:y="10.32835in" svg:width="2.37087in" svg:height="0.75197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6" presentation:style-name="a337" draw:name="Slide Number Placeholder 3" svg:x="5.75709in" svg:y="10.32835in" svg:width="1.74252in" svg:height="0.75197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54">
        <draw:page-thumbnail svg:x="1.5in" svg:y="0.83583in" svg:width="5.49921in" svg:height="4.12441in" presentation:class="page" draw:id="id5" presentation:style-name="a338" draw:name="Slide Image Placeholder 1">
          <svg:title/>
          <svg:desc/>
        </draw:page-thumbnail>
        <draw:frame draw:id="id6" presentation:style-name="a341" draw:name="Notes Placeholder 2" svg:x="0.85in" svg:y="5.2248in" svg:width="6.79961in" svg:height="4.94961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Header Placeholder 3" svg:x="0in" svg:y="0in" svg:width="3.68858in" svg:height="0.54961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Date Placeholder 4" svg:x="4.81102in" svg:y="0in" svg:width="3.68858in" svg:height="0.54961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Footer Placeholder 5" svg:x="0in" svg:y="10.45in" svg:width="3.68858in" svg:height="0.54961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Slide Number Placeholder 6" svg:x="4.81102in" svg:y="10.45in" svg:width="3.68858in" svg:height="0.54961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5">
      <draw:frame draw:id="id47" presentation:style-name="a359" draw:name="Title 1" svg:x="0.56944in" svg:y="0.77951in" svg:width="2.66667in" svg:height="2.72917in" presentation:class="title" presentation:placeholder="false">
        <draw:text-box>
          <text:p text:style-name="a358" text:class-names="" text:cond-style-name=""><text:span text:style-name="a356" text:class-names="">Click to edit Master title style</text:span><text:span text:style-name="a357" text:class-names=""/></text:p>
        </draw:text-box>
        <svg:title/>
        <svg:desc/>
      </draw:frame>
      <draw:frame draw:id="id48" presentation:style-name="a375" draw:name="Content Placeholder 2" svg:x="3.51389in" svg:y="1.68403in" svg:width="4.18576in" svg:height="8.30903in" presentation:class="object" presentation:placeholder="false">
        <draw:text-box>
          <text:p text:style-name="a361" text:class-names="" text:cond-style-name=""><text:span text:style-name="a360" text:class-names="">Edit Master text styles</text:span></text:p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Text Placeholder 3" svg:x="0.56944in" svg:y="3.50868in" svg:width="2.66667in" svg:height="6.49826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Edit Master text styles</text:span></text:p>
            </text:list-item>
          </text:list>
        </draw:text-box>
        <svg:title/>
        <svg:desc/>
      </draw:frame>
      <draw:frame draw:id="id50" presentation:style-name="a382" draw:name="Date Placeholder 4" svg:x="0.76772in" svg:y="10.32835in" svg:width="1.74252in" svg:height="0.75197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1" presentation:style-name="a385" draw:name="Footer Placeholder 5" svg:x="2.95197in" svg:y="10.32835in" svg:width="2.37087in" svg:height="0.75197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2" presentation:style-name="a388" draw:name="Slide Number Placeholder 6" svg:x="5.75709in" svg:y="10.32835in" svg:width="1.74252in" svg:height="0.75197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05">
        <draw:page-thumbnail svg:x="1.5in" svg:y="0.83583in" svg:width="5.49921in" svg:height="4.12441in" presentation:class="page" draw:id="id5" presentation:style-name="a389" draw:name="Slide Image Placeholder 1">
          <svg:title/>
          <svg:desc/>
        </draw:page-thumbnail>
        <draw:frame draw:id="id6" presentation:style-name="a392" draw:name="Notes Placeholder 2" svg:x="0.85in" svg:y="5.2248in" svg:width="6.79961in" svg:height="4.94961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Header Placeholder 3" svg:x="0in" svg:y="0in" svg:width="3.68858in" svg:height="0.54961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Date Placeholder 4" svg:x="4.81102in" svg:y="0in" svg:width="3.68858in" svg:height="0.54961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Footer Placeholder 5" svg:x="0in" svg:y="10.45in" svg:width="3.68858in" svg:height="0.54961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Slide Number Placeholder 6" svg:x="4.81102in" svg:y="10.45in" svg:width="3.68858in" svg:height="0.54961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6">
      <draw:frame draw:id="id53" presentation:style-name="a410" draw:name="Title 1" svg:x="0.56944in" svg:y="0.77951in" svg:width="2.66667in" svg:height="2.72917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54" presentation:style-name="a413" draw:name="Picture Placeholder 2" svg:x="3.51389in" svg:y="1.68403in" svg:width="4.18576in" svg:height="8.30903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Text Placeholder 3" svg:x="0.56944in" svg:y="3.50868in" svg:width="2.66667in" svg:height="6.49826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</draw:text-box>
        <svg:title/>
        <svg:desc/>
      </draw:frame>
      <draw:frame draw:id="id56" presentation:style-name="a420" draw:name="Date Placeholder 4" svg:x="0.76772in" svg:y="10.32835in" svg:width="1.74252in" svg:height="0.75197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3" draw:name="Footer Placeholder 5" svg:x="2.95197in" svg:y="10.32835in" svg:width="2.37087in" svg:height="0.75197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8" presentation:style-name="a426" draw:name="Slide Number Placeholder 6" svg:x="5.75709in" svg:y="10.32835in" svg:width="1.74252in" svg:height="0.75197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43">
        <draw:page-thumbnail svg:x="1.5in" svg:y="0.83583in" svg:width="5.49921in" svg:height="4.12441in" presentation:class="page" draw:id="id5" presentation:style-name="a427" draw:name="Slide Image Placeholder 1">
          <svg:title/>
          <svg:desc/>
        </draw:page-thumbnail>
        <draw:frame draw:id="id6" presentation:style-name="a430" draw:name="Notes Placeholder 2" svg:x="0.85in" svg:y="5.2248in" svg:width="6.79961in" svg:height="4.94961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Header Placeholder 3" svg:x="0in" svg:y="0in" svg:width="3.68858in" svg:height="0.54961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Date Placeholder 4" svg:x="4.81102in" svg:y="0in" svg:width="3.68858in" svg:height="0.54961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Footer Placeholder 5" svg:x="0in" svg:y="10.45in" svg:width="3.68858in" svg:height="0.54961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Slide Number Placeholder 6" svg:x="4.81102in" svg:y="10.45in" svg:width="3.68858in" svg:height="0.54961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4">
      <draw:frame draw:id="id59" presentation:style-name="a448" draw:name="Title 1" svg:x="0.76772in" svg:y="0.82835in" svg:width="6.73189in" svg:height="1.82087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60" presentation:style-name="a465" draw:name="Vertical Text Placeholder 2" svg:x="0.76772in" svg:y="2.94528in" svg:width="6.73189in" svg:height="6.3248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1" text:class-names="">Fifth level</text:span><text:span text:style-name="a4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Date Placeholder 3" svg:x="0.76772in" svg:y="10.32835in" svg:width="1.74252in" svg:height="0.75197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2" presentation:style-name="a471" draw:name="Footer Placeholder 4" svg:x="2.95197in" svg:y="10.32835in" svg:width="2.37087in" svg:height="0.75197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lide Number Placeholder 5" svg:x="5.75709in" svg:y="10.32835in" svg:width="1.74252in" svg:height="0.75197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91">
        <draw:page-thumbnail svg:x="1.5in" svg:y="0.83583in" svg:width="5.49921in" svg:height="4.12441in" presentation:class="page" draw:id="id5" presentation:style-name="a475" draw:name="Slide Image Placeholder 1">
          <svg:title/>
          <svg:desc/>
        </draw:page-thumbnail>
        <draw:frame draw:id="id6" presentation:style-name="a478" draw:name="Notes Placeholder 2" svg:x="0.85in" svg:y="5.2248in" svg:width="6.79961in" svg:height="4.94961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Header Placeholder 3" svg:x="0in" svg:y="0in" svg:width="3.68858in" svg:height="0.54961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Date Placeholder 4" svg:x="4.81102in" svg:y="0in" svg:width="3.68858in" svg:height="0.54961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Footer Placeholder 5" svg:x="0in" svg:y="10.45in" svg:width="3.68858in" svg:height="0.54961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lide Number Placeholder 6" svg:x="4.81102in" svg:y="10.45in" svg:width="3.68858in" svg:height="0.54961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2">
      <draw:frame draw:id="id64" presentation:style-name="a496" draw:name="Vertical Title 1" svg:x="5.81771in" svg:y="0.82813in" svg:width="1.68229in" svg:height="8.44271in" presentation:class="title" presentation:placeholder="false">
        <draw:text-box>
          <text:p text:style-name="a495" text:class-names="" text:cond-style-name=""><text:span text:style-name="a493" text:class-names="">Click to edit Master title style</text:span><text:span text:style-name="a494" text:class-names=""/></text:p>
        </draw:text-box>
        <svg:title/>
        <svg:desc/>
      </draw:frame>
      <draw:frame draw:id="id65" presentation:style-name="a513" draw:name="Vertical Text Placeholder 2" svg:x="0.76736in" svg:y="0.82813in" svg:width="4.88368in" svg:height="8.4427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Fifth level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6" draw:name="Date Placeholder 3" svg:x="0.76772in" svg:y="10.32835in" svg:width="1.74252in" svg:height="0.75197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19" draw:name="Footer Placeholder 4" svg:x="2.95197in" svg:y="10.32835in" svg:width="2.37087in" svg:height="0.75197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68" presentation:style-name="a522" draw:name="Slide Number Placeholder 5" svg:x="5.75709in" svg:y="10.32835in" svg:width="1.74252in" svg:height="0.75197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39">
        <draw:page-thumbnail svg:x="1.5in" svg:y="0.83583in" svg:width="5.49921in" svg:height="4.12441in" presentation:class="page" draw:id="id5" presentation:style-name="a523" draw:name="Slide Image Placeholder 1">
          <svg:title/>
          <svg:desc/>
        </draw:page-thumbnail>
        <draw:frame draw:id="id6" presentation:style-name="a526" draw:name="Notes Placeholder 2" svg:x="0.85in" svg:y="5.2248in" svg:width="6.79961in" svg:height="4.94961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29" draw:name="Header Placeholder 3" svg:x="0in" svg:y="0in" svg:width="3.68858in" svg:height="0.54961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8" presentation:style-name="a532" draw:name="Date Placeholder 4" svg:x="4.81102in" svg:y="0in" svg:width="3.68858in" svg:height="0.54961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Footer Placeholder 5" svg:x="0in" svg:y="10.45in" svg:width="3.68858in" svg:height="0.54961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lide Number Placeholder 6" svg:x="4.81102in" svg:y="10.45in" svg:width="3.68858in" svg:height="0.54961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handout-master style:page-layout-name="pageLayout3" draw:style-name="a540">
      <draw:frame draw:id="id69" presentation:style-name="a543" draw:name="Header Placeholder 1" svg:x="0in" svg:y="0in" svg:width="3.68858in" svg:height="0.54961in" presentation:class="head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0" presentation:style-name="a546" draw:name="Date Placeholder 2" svg:x="4.81102in" svg:y="0in" svg:width="3.68858in" svg:height="0.54961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Footer Placeholder 3" svg:x="0in" svg:y="10.45in" svg:width="3.68858in" svg:height="0.5496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3" draw:name="Slide Number Placeholder 4" svg:x="4.81102in" svg:y="10.45in" svg:width="3.68858in" svg:height="0.54961in" presentation:class="page-number" presentation:placeholder="false">
        <draw:text-box>
          <text:p text:style-name="a552" text:class-names="" text:cond-style-name=""><text:span text:style-name="a550" text:class-names=""><text:page-number style:num-format="1" text:fixed="false">‹#›</text:page-number></text:span><text:span text:style-name="a551" text:class-names=""/></text:p>
        </draw:text-box>
        <svg:title/>
        <svg:desc/>
      </draw:frame>
      <draw:page-thumbnail draw:page-number="1" svg:x="1.48264in" svg:y="1.10069in" svg:width="1.70833in" svg:height="2.4184in"/>
      <draw:page-thumbnail draw:page-number="2" svg:x="1.48264in" svg:y="4.28993in" svg:width="1.70833in" svg:height="2.4184in"/>
      <draw:page-thumbnail draw:page-number="3" svg:x="1.48264in" svg:y="7.47917in" svg:width="1.70833in" svg:height="2.4184in"/>
      <draw:page-thumbnail draw:page-number="4" svg:x="5.30729in" svg:y="1.10069in" svg:width="1.70833in" svg:height="2.4184in"/>
      <draw:page-thumbnail draw:page-number="5" svg:x="5.30729in" svg:y="4.28993in" svg:width="1.70833in" svg:height="2.4184in"/>
      <draw:page-thumbnail draw:page-number="6" svg:x="5.30729in" svg:y="7.47917in" svg:width="1.70833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Alex B</dc:creator>
    <meta:creation-date>2019-07-17T16:39:41Z</meta:creation-date>
    <dc:date>2020-07-07T10:40:28Z</dc:date>
    <meta:editing-cycles>19</meta:editing-cycles>
    <meta:editing-duration>PT811920S</meta:editing-duration>
    <meta:document-statistic meta:paragraph-count="48" meta:word-count="235"/>
  </office:meta>
</office:document-meta>
</file>